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1944in" fo:margin-left="0.116in" fo:margin-top="0in" fo:margin-bottom="0in" table:align="left" style:writing-mode="lr-tb"/>
    </style:style>
    <style:style style:name="Table1.A" style:family="table-column">
      <style:table-column-properties style:column-width="1.2986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2993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Table1.2" style:family="table-row">
      <style:table-row-properties style:min-row-height="0.1507in" fo:keep-together="auto"/>
    </style:style>
    <style:style style:name="Table1.3" style:family="table-row">
      <style:table-row-properties style:min-row-height="0.2229in" fo:keep-together="auto"/>
    </style:style>
    <style:style style:name="Table1.5" style:family="table-row">
      <style:table-row-properties style:min-row-height="0.2354in" fo:keep-together="auto"/>
    </style:style>
    <style:style style:name="P1" style:family="paragraph" style:parent-style-name="Heading_20_2">
      <style:text-properties style:use-window-font-color="true" loext:opacity="0%" style:font-name="Times New Roman" fo:font-size="14pt" fo:language="ru" fo:country="RU" officeooo:paragraph-rsid="0001d9e5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ru" fo:country="RU" officeooo:paragraph-rsid="0001d9e5" style:font-size-asian="14pt" style:font-name-complex="Times New Roman1" style:font-size-complex="14pt" style:font-weight-complex="bold"/>
    </style:style>
    <style:style style:name="P6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language="ru" fo:country="RU" officeooo:rsid="0003a771" officeooo:paragraph-rsid="0003a77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01d9e5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language="ru" fo:country="RU" officeooo:paragraph-rsid="0001d9e5"/>
    </style:style>
    <style:style style:name="P16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language="ru" fo:country="RU" officeooo:paragraph-rsid="0001d9e5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language="ru" fo:country="RU" officeooo:paragraph-rsid="0001d9e5"/>
    </style:style>
    <style:style style:name="P18" style:family="paragraph" style:parent-style-name="Standard">
      <style:paragraph-properties fo:line-height="150%"/>
      <style:text-properties fo:language="ru" fo:country="RU" officeooo:paragraph-rsid="00058401"/>
    </style:style>
    <style:style style:name="P19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fo:language="ru" fo:country="RU" officeooo:paragraph-rsid="0003a771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language="ru" fo:country="RU" officeooo:paragraph-rsid="0001d9e5" style:font-name-asian="Times New Roman1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/>
      <style:text-properties style:font-name="Arial" fo:font-size="12pt" fo:language="ru" fo:country="RU" officeooo:rsid="00058401" officeooo:paragraph-rsid="00058401" style:font-size-asian="12pt" style:font-name-complex="Arial1" style:font-size-complex="12pt"/>
    </style:style>
    <style:style style:name="P28" style:family="paragraph" style:parent-style-name="List_20_Paragraph" style:list-style-name="WWNum7">
      <style:paragraph-properties fo:line-height="106%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29" style:family="paragraph" style:parent-style-name="List_20_Paragraph" style:list-style-name="WWNum11">
      <style:text-properties fo:language="ru" fo:country="RU"/>
    </style:style>
    <style:style style:name="P30" style:family="paragraph" style:parent-style-name="List_20_Paragraph">
      <style:paragraph-properties fo:margin-left="0.0744in" fo:margin-right="0in" fo:orphans="0" fo:widows="0" fo:text-indent="0in" style:auto-text-indent="false"/>
      <style:text-properties fo:language="ru" fo:country="RU" officeooo:paragraph-rsid="000cca71" style:letter-kerning="false"/>
    </style:style>
    <style:style style:name="P31" style:family="paragraph" style:parent-style-name="List_20_Paragraph">
      <style:paragraph-properties fo:margin-left="0.0744in" fo:margin-right="0in" fo:margin-top="0.0016in" fo:margin-bottom="0in" style:contextual-spacing="false" fo:orphans="0" fo:widows="0" fo:text-indent="0in" style:auto-text-indent="false"/>
      <style:text-properties fo:language="ru" fo:country="RU" officeooo:paragraph-rsid="000cca71" style:letter-kerning="false"/>
    </style:style>
    <style:style style:name="P32" style:family="paragraph" style:parent-style-name="List_20_Paragraph" style:list-style-name="WWNum11">
      <style:paragraph-properties fo:text-align="center" style:justify-single-word="false"/>
      <style:text-properties fo:font-size="16pt" fo:language="ru" fo:country="RU" fo:font-weight="bold" officeooo:rsid="0009be55" officeooo:paragraph-rsid="0009be55" style:font-size-asian="16pt" style:font-weight-asian="bold" style:font-size-complex="16pt" style:font-weight-complex="bold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34" style:family="paragraph" style:parent-style-name="Standard">
      <style:paragraph-properties fo:margin-left="0.1126in" fo:margin-right="0in" fo:margin-top="0.1307in" fo:margin-bottom="0in" style:contextual-spacing="false" fo:text-align="start" style:justify-single-word="false" fo:text-indent="0in" style:auto-text-indent="false"/>
      <style:text-properties fo:font-size="14pt" officeooo:paragraph-rsid="000cca71" style:font-size-asian="14pt" style:font-size-complex="14pt"/>
    </style:style>
    <style:style style:name="P35" style:family="paragraph" style:parent-style-name="Standard">
      <style:paragraph-properties fo:margin-left="0.1126in" fo:margin-right="1.2598in" fo:margin-top="0in" fo:margin-bottom="0in" style:contextual-spacing="false" fo:line-height="200%" fo:text-align="start" style:justify-single-word="false" fo:text-indent="0in" style:auto-text-indent="false"/>
      <style:text-properties fo:font-size="14pt" officeooo:paragraph-rsid="000cca71" style:font-size-asian="14pt" style:font-size-complex="14pt"/>
    </style:style>
    <style:style style:name="P36" style:family="paragraph" style:parent-style-name="Standard">
      <style:paragraph-properties fo:margin-left="0.1126in" fo:margin-right="2.061in" fo:margin-top="0in" fo:margin-bottom="0in" style:contextual-spacing="false" fo:line-height="200%" fo:text-align="start" style:justify-single-word="false" fo:text-indent="0in" style:auto-text-indent="false"/>
      <style:text-properties fo:font-size="14pt" fo:language="ru" fo:country="RU" fo:font-weight="bold" officeooo:rsid="0009be55" officeooo:paragraph-rsid="000cca7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language="ru" fo:country="RU" fo:font-weight="bold" officeooo:rsid="0009be55" officeooo:paragraph-rsid="000cca71" style:font-size-asian="12.25pt" style:font-weight-asian="bold" style:font-size-complex="14pt" style:font-weight-complex="bold"/>
    </style:style>
    <style:style style:name="P38" style:family="paragraph" style:parent-style-name="Table_20_Paragraph">
      <style:paragraph-properties fo:margin-left="0.0744in" fo:margin-right="0in" fo:margin-top="0.0016in" fo:margin-bottom="0in" style:contextual-spacing="false" fo:orphans="0" fo:widows="0" fo:text-indent="0in" style:auto-text-indent="false"/>
      <style:text-properties officeooo:paragraph-rsid="000cca71" style:letter-kerning="false"/>
    </style:style>
    <style:style style:name="P39" style:family="paragraph" style:parent-style-name="Table_20_Paragraph">
      <style:paragraph-properties fo:margin-left="0.0744in" fo:margin-right="0in" fo:orphans="0" fo:widows="0" fo:text-indent="0in" style:auto-text-indent="false"/>
      <style:text-properties officeooo:paragraph-rsid="000cca71" style:letter-kerning="false"/>
    </style:style>
    <style:style style:name="P40" style:family="paragraph" style:parent-style-name="Table_20_Paragraph">
      <style:paragraph-properties fo:margin-left="0.072in" fo:margin-right="0in" fo:margin-top="0.0016in" fo:margin-bottom="0in" style:contextual-spacing="false" fo:orphans="0" fo:widows="0" fo:text-indent="0in" style:auto-text-indent="false"/>
      <style:text-properties officeooo:paragraph-rsid="000cca71" style:letter-kerning="false"/>
    </style:style>
    <style:style style:name="P41" style:family="paragraph" style:parent-style-name="Table_20_Paragraph">
      <style:paragraph-properties fo:margin-left="0.072in" fo:margin-right="0in" fo:orphans="0" fo:widows="0" fo:text-indent="0in" style:auto-text-indent="false"/>
      <style:text-properties officeooo:paragraph-rsid="000cca71" style:letter-kerning="false"/>
    </style:style>
    <style:style style:name="P42" style:family="paragraph" style:parent-style-name="Table_20_Paragraph">
      <style:paragraph-properties fo:margin-left="0.0736in" fo:margin-right="0in" fo:margin-top="0.0016in" fo:margin-bottom="0in" style:contextual-spacing="false" fo:orphans="0" fo:widows="0" fo:text-indent="0in" style:auto-text-indent="false"/>
      <style:text-properties officeooo:paragraph-rsid="000cca71" style:letter-kerning="false"/>
    </style:style>
    <style:style style:name="P43" style:family="paragraph" style:parent-style-name="Table_20_Paragraph">
      <style:paragraph-properties fo:margin-left="0.0736in" fo:margin-right="0in" fo:orphans="0" fo:widows="0" fo:text-indent="0in" style:auto-text-indent="false"/>
      <style:text-properties officeooo:paragraph-rsid="000cca71" style:letter-kerning="false"/>
    </style:style>
    <style:style style:name="P44" style:family="paragraph" style:parent-style-name="Table_20_Paragraph">
      <style:paragraph-properties fo:margin-left="0.0744in" fo:margin-right="0in" fo:orphans="0" fo:widows="0" fo:text-indent="0in" style:auto-text-indent="false"/>
      <style:text-properties officeooo:rsid="000cca71" officeooo:paragraph-rsid="000cca71" style:letter-kerning="false"/>
    </style:style>
    <style:style style:name="P45" style:family="paragraph" style:parent-style-name="Table_20_Paragraph">
      <style:paragraph-properties fo:margin-left="0.0744in" fo:margin-right="0in" fo:margin-top="0.0016in" fo:margin-bottom="0in" style:contextual-spacing="false" fo:orphans="0" fo:widows="0" fo:text-indent="0in" style:auto-text-indent="false"/>
      <style:text-properties officeooo:rsid="000cca71" officeooo:paragraph-rsid="000cca71" style:letter-kerning="false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ize="14pt" officeooo:paragraph-rsid="000cca71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70a0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3a77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52608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06a885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03a771" style:font-name-asian="Times New Roman1" style:font-size-asian="14pt" style:font-name-complex="Times New Roman1" style:font-size-complex="14pt"/>
    </style:style>
    <style:style style:name="T10" style:family="text">
      <style:text-properties officeooo:rsid="0003a771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style:font-size-asian="14pt" style:font-size-complex="14pt"/>
    </style:style>
    <style:style style:name="T14" style:family="text">
      <style:text-properties style:font-name="Arial" fo:font-size="12pt" style:font-size-asian="12pt" style:font-name-complex="Arial1" style:font-size-complex="12pt"/>
    </style:style>
    <style:style style:name="T15" style:family="text">
      <style:text-properties style:font-name="Arial" fo:font-size="12pt" officeooo:rsid="00058401" style:font-size-asian="12pt" style:font-name-complex="Arial1" style:font-size-complex="12pt"/>
    </style:style>
    <style:style style:name="T16" style:family="text">
      <style:text-properties style:font-name="Arial" fo:font-size="12pt" fo:language="en" fo:country="US" style:font-size-asian="12pt" style:font-name-complex="Arial1" style:font-size-complex="12pt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text-scale="100%"/>
    </style:style>
    <style:style style:name="T19" style:family="text">
      <style:text-properties fo:font-size="14pt" fo:letter-spacing="-0.0016in" style:font-size-asian="14pt"/>
    </style:style>
    <style:style style:name="T20" style:family="text">
      <style:text-properties fo:font-size="14pt" fo:letter-spacing="-0.0008in" style:font-size-asian="14pt"/>
    </style:style>
    <style:style style:name="T21" style:family="text">
      <style:text-properties fo:font-size="14pt" fo:letter-spacing="-0.0465in" style:font-size-asian="14pt"/>
    </style:style>
    <style:style style:name="T22" style:family="text">
      <style:text-properties fo:font-size="14pt" fo:letter-spacing="0.0008in" style:font-size-asian="14pt"/>
    </style:style>
    <style:style style:name="T23" style:family="text">
      <style:text-properties fo:font-size="14pt" fo:letter-spacing="-0.002in" style:font-size-asian="14pt"/>
    </style:style>
    <style:style style:name="T24" style:family="text">
      <style:text-properties fo:font-size="14pt" fo:language="ru" fo:country="RU" style:font-size-asian="14pt"/>
    </style:style>
    <style:style style:name="T25" style:family="text">
      <style:text-properties fo:letter-spacing="-0.0016in"/>
    </style:style>
    <style:style style:name="T26" style:family="text">
      <style:text-properties fo:letter-spacing="-0.0008in"/>
    </style:style>
    <style:style style:name="T27" style:family="text">
      <style:text-properties fo:letter-spacing="-0.0465in"/>
    </style:style>
    <style:style style:name="T28" style:family="text">
      <style:text-properties fo:letter-spacing="0.0008in"/>
    </style:style>
    <style:style style:name="T29" style:family="text">
      <style:text-properties fo:letter-spacing="-0.002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7"/>
      <text:p text:style-name="P7"/>
      <text:p text:style-name="P14"><text:span text:style-name="T1">Лабораторная работа №</text:span><text:span text:style-name="T3">2</text:span><text:span text:style-name="T1"> по курсу</text:span><text:span text:style-name="T2"> </text:span></text:p>
      <text:p text:style-name="P13">«Операционные системы»</text:p>
      <text:p text:style-name="P8"><text:tab/></text:p>
      <text:p text:style-name="P9"><text:s/><text:span text:style-name="T10">Потоки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pan text:style-name="T7">Студент: </text:span><text:span text:style-name="T8">Кудинов Денис Викторович</text:span></text:p>
      <text:p text:style-name="P21">Группа: М8О–212Б–22</text:p>
      <text:p text:style-name="P16"><text:span text:style-name="T7">Вариант: 1</text:span><text:span text:style-name="T9">7</text:span></text:p>
      <text:p text:style-name="P20">Преподаватель: Соколов Андрей Алексеевич</text:p>
      <text:p text:style-name="P20">Оценка: __________ </text:p>
      <text:p text:style-name="P20">Дата: __________</text:p>
      <text:p text:style-name="P20">Подпись: __________</text:p>
      <text:p text:style-name="P22"/>
      <text:p text:style-name="P25"/>
      <text:p text:style-name="P25"/>
      <text:p text:style-name="P24">Москва, 202<text:span text:style-name="T10">3</text:span>.</text:p>
      <text:p text:style-name="P7"/>
      <text:p text:style-name="P7">Постановка задачи</text:p>
      <text:h text:style-name="P1" text:outline-level="2">Цель работы</text:h>
      <text:p text:style-name="P3">Целью является приобретение практических навыков в:</text:p>
      <text:list xml:id="list926065930" text:style-name="WWNum7">
        <text:list-item>
          <text:p text:style-name="P28">Управлении процессами в ОС</text:p>
        </text:list-item>
        <text:list-item>
          <text:p text:style-name="P28">Обеспечении <text:span text:style-name="T10">синхронизации</text:span> между <text:span text:style-name="T10">потоками</text:span></text:p>
        </text:list-item>
      </text:list>
      <text:h text:style-name="P1" text:outline-level="2"><text:soft-page-break/>Задание</text:h>
      <text:p text:style-name="P23"><text:span text:style-name="T11">Составить программу на языке Си, обрабатывающую данные в многопоточном режиме. При</text:span><text:line-break/><text:span text:style-name="T11">обработки использовать стандартные средства создания потоков операционной системы</text:span><text:line-break/><text:span text:style-name="T11">(Windows/Unix). Ограничение максимального количества потоков, работающих в один момент</text:span><text:line-break/><text:span text:style-name="T11">времени, должно быть задано ключом запуска вашей программы.</text:span><text:line-break/><text:span text:style-name="T11">Так же необходимо уметь продемонстрировать количество потоков, используемое вашей</text:span><text:line-break/><text:span text:style-name="T11">программой с помощью стандартных средств операционной системы.</text:span><text:line-break/><text:span text:style-name="T11">В отчете привести исследование зависимости ускорения и эффективности алгоритма от входных</text:span><text:line-break/><text:span text:style-name="T11">данных и количества потоков. Получившиеся результаты необходимо объяснить.</text:span><text:line-break/></text:p>
      <text:p text:style-name="P17"><text:span text:style-name="T7">1</text:span><text:span text:style-name="T9">7</text:span><text:span text:style-name="T7"> вариант) </text:span><text:span text:style-name="T12">Найти в большом целочисленном массиве минимальный и</text:span><text:span text:style-name="T13"> </text:span><text:span text:style-name="T12">максимальный</text:span><text:span text:style-name="T13"> </text:span><text:span text:style-name="T12">элементы</text:span></text:p>
      <text:p text:style-name="P26"/>
      <text:p text:style-name="P11">Общие сведения о программе</text:p>
      <text:p text:style-name="P19"><text:span text:style-name="T4">При запуске программы </text:span><text:span text:style-name="T5">генерируется массив из </text:span><text:span text:style-name="T6">большого количества</text:span><text:span text:style-name="T5"> случайных элементов</text:span></text:p>
      <text:p text:style-name="P6">Далее при помощи функций ищем нужные элементы. Момент после которого сгенерировался массив берём за начальный. </text:p>
      <text:p text:style-name="P4"/>
      <text:p text:style-name="P11">Основные файлы программы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time.h&gt;</text:p>
      <text:p text:style-name="Standard"/>
      <text:p text:style-name="Standard">#define ARRAY_SIZE 5000000</text:p>
      <text:p text:style-name="Standard">#define NUM_THREADS 16</text:p>
      <text:p text:style-name="Standard"/>
      <text:p text:style-name="Standard">int array[ARRAY_SIZE];</text:p>
      <text:p text:style-name="Standard">int min = 99999999;</text:p>
      <text:p text:style-name="Standard">int max = -100;</text:p>
      <text:p text:style-name="Standard"/>
      <text:p text:style-name="Standard">pthread_mutex_t mutex_min;</text:p>
      <text:p text:style-name="Standard">pthread_mutex_t mutex_max;</text:p>
      <text:p text:style-name="Standard"/>
      <text:p text:style-name="Standard">void *find_min_max(void *arg) {</text:p>
      <text:p text:style-name="Standard">int thread_id = *((int *)arg);</text:p>
      <text:p text:style-name="Standard">int chunk_size = ARRAY_SIZE / NUM_THREADS;</text:p>
      <text:p text:style-name="Standard"><text:soft-page-break/>int start = thread_id * chunk_size;</text:p>
      <text:p text:style-name="Standard">int end = (thread_id + 1) * chunk_size;</text:p>
      <text:p text:style-name="Standard">int local_min = array[start];</text:p>
      <text:p text:style-name="Standard">int local_max = array[start];</text:p>
      <text:p text:style-name="Standard">for (int i = start; i &lt; end; i++) {</text:p>
      <text:p text:style-name="Standard">if (array[i] &lt; local_min) {</text:p>
      <text:p text:style-name="Standard">local_min = array[i];</text:p>
      <text:p text:style-name="Standard">}</text:p>
      <text:p text:style-name="Standard">if (array[i] &gt; local_max) {</text:p>
      <text:p text:style-name="Standard">local_max = array[i];</text:p>
      <text:p text:style-name="Standard">}</text:p>
      <text:p text:style-name="Standard">}</text:p>
      <text:p text:style-name="Standard">pthread_mutex_lock(&amp;mutex_min);</text:p>
      <text:p text:style-name="Standard">if (local_min &lt; min) {</text:p>
      <text:p text:style-name="Standard">min = local_min;</text:p>
      <text:p text:style-name="Standard">}</text:p>
      <text:p text:style-name="Standard">pthread_mutex_unlock(&amp;mutex_min);</text:p>
      <text:p text:style-name="Standard">pthread_mutex_lock(&amp;mutex_max);</text:p>
      <text:p text:style-name="Standard">if (local_max &gt; max) {</text:p>
      <text:p text:style-name="Standard">max = local_max;</text:p>
      <text:p text:style-name="Standard">}</text:p>
      <text:p text:style-name="Standard">pthread_mutex_unlock(&amp;mutex_max);</text:p>
      <text:p text:style-name="Standard">pthread_exit(NULL);</text:p>
      <text:p text:style-name="Standard">}</text:p>
      <text:p text:style-name="Standard"/>
      <text:p text:style-name="Standard">int main() {</text:p>
      <text:p text:style-name="Standard">srand(time(NULL));</text:p>
      <text:p text:style-name="Standard">pthread_t threads[NUM_THREADS];</text:p>
      <text:p text:style-name="Standard">int thread_ids[NUM_THREADS];</text:p>
      <text:p text:style-name="Standard">pthread_mutex_init(&amp;mutex_min, NULL);</text:p>
      <text:p text:style-name="Standard">pthread_mutex_init(&amp;mutex_max, NULL);</text:p>
      <text:p text:style-name="Standard">for (int i = 0; i &lt; ARRAY_SIZE; i++) {</text:p>
      <text:p text:style-name="Standard">array[i] = rand() % 10000000;</text:p>
      <text:p text:style-name="Standard">}</text:p>
      <text:p text:style-name="Standard">clock_t start_time = clock();</text:p>
      <text:p text:style-name="Standard">for (int i = 0; i &lt; NUM_THREADS; i++) {</text:p>
      <text:p text:style-name="Standard">thread_ids[i] = i;</text:p>
      <text:p text:style-name="Standard">pthread_create(&amp;threads[i], NULL, find_min_max, &amp;thread_ids[i]);</text:p>
      <text:p text:style-name="Standard">}</text:p>
      <text:p text:style-name="Standard">for (int i = 0; i &lt; NUM_THREADS; i++) {</text:p>
      <text:p text:style-name="Standard">pthread_join(threads[i], NULL);</text:p>
      <text:p text:style-name="Standard">}</text:p>
      <text:p text:style-name="Standard">clock_t end_time = clock();</text:p>
      <text:p text:style-name="Standard">double execution_time = (double)(end_time - start_time) / CLOCKS_PER_SEC;</text:p>
      <text:p text:style-name="Standard">printf("Number of threads: %d\n", NUM_THREADS);</text:p>
      <text:p text:style-name="Standard">printf("Minimum element: %d\n", min);</text:p>
      <text:p text:style-name="Standard">printf("Maximum element: %d\n", max);</text:p>
      <text:p text:style-name="Standard">printf("Execution time: %f seconds\n", execution_time);</text:p>
      <text:p text:style-name="Standard">pthread_mutex_destroy(&amp;mutex_min);</text:p>
      <text:p text:style-name="Standard">pthread_mutex_destroy(&amp;mutex_max);</text:p>
      <text:p text:style-name="Standard">return 0;</text:p>
      <text:p text:style-name="Standard">}</text:p>
      <text:p text:style-name="P11"><text:soft-page-break/></text:p>
      <text:p text:style-name="P5"/>
      <text:p text:style-name="P9">Пример работы</text:p>
      <text:p text:style-name="P10"/>
      <text:list xml:id="list1982796817" text:style-name="WWNum11">
        <text:list-header>
          <text:p text:style-name="P29">denis@PC:~/Documents/OS/OS_LR_2/src$ gcc main.c</text:p>
          <text:p text:style-name="P29">denis@PC:~/Documents/OS/OS_LR_2/src$ ./a.out</text:p>
          <text:p text:style-name="P29">Number of threads: 1</text:p>
          <text:p text:style-name="P29">Minimum element: 0</text:p>
          <text:p text:style-name="P29">Maximum element: 9999999</text:p>
          <text:p text:style-name="P29">Execution time: 0.014236 seconds</text:p>
          <text:p text:style-name="P29">denis@PC:~/Documents/OS/OS_LR_2/src$ gcc main.c -pthread</text:p>
          <text:p text:style-name="P29">denis@PC:~/Documents/OS/OS_LR_2/src$ ./a.out</text:p>
          <text:p text:style-name="P29">Number of threads: 2</text:p>
          <text:p text:style-name="P29">Minimum element: 0</text:p>
          <text:p text:style-name="P29">Maximum element: 9999999</text:p>
          <text:p text:style-name="P29">Execution time: 0.009565 seconds</text:p>
          <text:p text:style-name="P29"/>
          <text:p text:style-name="P29">denis@PC:~/Documents/OS/OS_LR_2/src$ gcc main.c -pthread</text:p>
          <text:p text:style-name="P29">denis@PC:~/Documents/OS/OS_LR_2/src$ ./a.out</text:p>
          <text:p text:style-name="P29">Number of threads: 4</text:p>
          <text:p text:style-name="P29">Minimum element: 0</text:p>
          <text:p text:style-name="P29">Maximum element: 9999999</text:p>
          <text:p text:style-name="P29">Execution time: 0.010396 seconds</text:p>
          <text:p text:style-name="P29"/>
          <text:p text:style-name="P29">denis@PC:~/Documents/OS/OS_LR_2/src$ gcc main.c -pthread</text:p>
          <text:p text:style-name="P29">denis@PC:~/Documents/OS/OS_LR_2/src$ ./a.out</text:p>
          <text:p text:style-name="P29">Number of threads: 8</text:p>
          <text:p text:style-name="P29">Minimum element: 0</text:p>
          <text:p text:style-name="P29">Maximum element: 9999999</text:p>
          <text:p text:style-name="P29">Execution time: 0.011881 seconds</text:p>
          <text:p text:style-name="P29"/>
          <text:p text:style-name="P29">denis@PC:~/Documents/OS/OS_LR_2/src$ gcc main.c -pthread</text:p>
          <text:p text:style-name="P29">denis@PC:~/Documents/OS/OS_LR_2/src$ ./a.out</text:p>
          <text:p text:style-name="P29">Number of threads: 10</text:p>
          <text:p text:style-name="P29">Minimum element: 4</text:p>
          <text:p text:style-name="P29">Maximum element: 9999998</text:p>
          <text:p text:style-name="P29">Execution time: 0.014409 seconds</text:p>
          <text:p text:style-name="P29"/>
          <text:p text:style-name="P29">denis@PC:~/Documents/OS/OS_LR_2/src$ gcc main.c -pthread</text:p>
          <text:p text:style-name="P29">denis@PC:~/Documents/OS/OS_LR_2/src$ ./a.out</text:p>
          <text:p text:style-name="P29">Number of threads: 12</text:p>
          <text:p text:style-name="P29">Minimum element: 2</text:p>
          <text:p text:style-name="P29">Maximum element: 9999998</text:p>
          <text:p text:style-name="P29">Execution time: 0.016158 seconds</text:p>
          <text:p text:style-name="P29"/>
          <text:p text:style-name="P29">denis@PC:~/Documents/OS/OS_LR_2/src$ gcc main.c -pthread</text:p>
          <text:p text:style-name="P29">denis@PC:~/Documents/OS/OS_LR_2/src$ ./a.out</text:p>
          <text:p text:style-name="P29">Number of threads: 14</text:p>
          <text:p text:style-name="P29">Minimum element: 2</text:p>
          <text:p text:style-name="P29">Maximum element: 9999997</text:p>
          <text:p text:style-name="P29">Execution time: 0.017338 seconds</text:p>
          <text:p text:style-name="P29"><text:soft-page-break/></text:p>
          <text:p text:style-name="P29">denis@PC:~/Documents/OS/OS_LR_2/src$ gcc main.c -pthread</text:p>
          <text:p text:style-name="P29">denis@PC:~/Documents/OS/OS_LR_2/src$ ./a.out</text:p>
          <text:p text:style-name="P29">Number of threads: 16</text:p>
          <text:p text:style-name="P29">Minimum element: 0</text:p>
          <text:p text:style-name="P29">Maximum element: 9999997</text:p>
          <text:p text:style-name="P29">Execution time: 0.018034 seconds</text:p>
          <text:p text:style-name="P32">Анализ результатов</text:p>
        </text:list-header>
      </text:list>
      <text:p text:style-name="P34">p<text:span text:style-name="T25"> </text:span>–<text:span text:style-name="T26"> </text:span>количество ядер;</text:p>
      <text:p text:style-name="P46"/>
      <text:p text:style-name="P35">Тр – время выполнения на р различных вычислительных ядрах;<text:span text:style-name="T27"> </text:span>Sp<text:span text:style-name="T26"> </text:span>=<text:span text:style-name="T26"> </text:span>T1<text:span text:style-name="T28"> </text:span>/<text:span text:style-name="T25"> </text:span>Tp (Sp &lt;<text:span text:style-name="T29"> </text:span>p)<text:span text:style-name="T29"> </text:span>– ускорение;</text:p>
      <text:p text:style-name="P36">Xp = Sp / p (Xp &lt; 1) – эффективность ;</text:p>
      <text:p text:style-name="P3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<text:span text:style-name="T18">p</text:span></text:p>
          </table:table-cell>
          <table:table-cell table:style-name="Table1.A1" office:value-type="string">
            <text:p text:style-name="P38"><text:span text:style-name="T17">Tp</text:span></text:p>
          </table:table-cell>
          <table:table-cell table:style-name="Table1.A1" office:value-type="string">
            <text:p text:style-name="P40"><text:span text:style-name="T17">Sp</text:span></text:p>
          </table:table-cell>
          <table:table-cell table:style-name="Table1.A1" office:value-type="string">
            <text:p text:style-name="P42"><text:span text:style-name="T17">Xp</text:span></text:p>
          </table:table-cell>
        </table:table-row>
        <table:table-row table:style-name="Table1.2">
          <table:table-cell table:style-name="Table1.A1" office:value-type="string">
            <text:p text:style-name="P39"><text:span text:style-name="T18">1</text:span></text:p>
          </table:table-cell>
          <table:table-cell table:style-name="Table1.A1" office:value-type="string">
            <text:p text:style-name="P30"><text:span text:style-name="T17">0.014236</text:span></text:p>
          </table:table-cell>
          <table:table-cell table:style-name="Table1.A1" office:value-type="string">
            <text:p text:style-name="P41"><text:span text:style-name="T18">-</text:span></text:p>
          </table:table-cell>
          <table:table-cell table:style-name="Table1.A1" office:value-type="string">
            <text:p text:style-name="P43"><text:span text:style-name="T18">-</text:span></text:p>
          </table:table-cell>
        </table:table-row>
        <table:table-row table:style-name="Table1.3">
          <table:table-cell table:style-name="Table1.A1" office:value-type="string">
            <text:p text:style-name="P39"><text:span text:style-name="T18">2</text:span></text:p>
          </table:table-cell>
          <table:table-cell table:style-name="Table1.A1" office:value-type="string">
            <text:p text:style-name="P30"><text:span text:style-name="T17">0.009565</text:span></text:p>
          </table:table-cell>
          <table:table-cell table:style-name="Table1.A1" office:value-type="string">
            <text:p text:style-name="P41"><text:span text:style-name="T18">1,48</text:span></text:p>
          </table:table-cell>
          <table:table-cell table:style-name="Table1.A1" office:value-type="string">
            <text:p text:style-name="P43"><text:span text:style-name="T17">0,74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18">4</text:span></text:p>
          </table:table-cell>
          <table:table-cell table:style-name="Table1.A1" office:value-type="string">
            <text:p text:style-name="P31"><text:span text:style-name="T17">0.010396</text:span></text:p>
          </table:table-cell>
          <table:table-cell table:style-name="Table1.A1" office:value-type="string">
            <text:p text:style-name="P40"><text:span text:style-name="T17">0,92</text:span></text:p>
          </table:table-cell>
          <table:table-cell table:style-name="Table1.A1" office:value-type="string">
            <text:p text:style-name="P42"><text:span text:style-name="T17">0,23</text:span></text:p>
          </table:table-cell>
        </table:table-row>
        <table:table-row table:style-name="Table1.5">
          <table:table-cell table:style-name="Table1.A1" office:value-type="string">
            <text:p text:style-name="P44"><text:span text:style-name="T18">8</text:span></text:p>
          </table:table-cell>
          <table:table-cell table:style-name="Table1.A1" office:value-type="string">
            <text:p text:style-name="P30"><text:span text:style-name="T17">0.011881</text:span></text:p>
          </table:table-cell>
          <table:table-cell table:style-name="Table1.A1" office:value-type="string">
            <text:p text:style-name="P41"><text:span text:style-name="T17">0,87</text:span></text:p>
          </table:table-cell>
          <table:table-cell table:style-name="Table1.A1" office:value-type="string">
            <text:p text:style-name="P43"><text:span text:style-name="T17">0,10</text:span></text:p>
          </table:table-cell>
        </table:table-row>
        <table:table-row table:style-name="Table1.3">
          <table:table-cell table:style-name="Table1.A1" office:value-type="string">
            <text:p text:style-name="P44"><text:span text:style-name="T17">10</text:span></text:p>
          </table:table-cell>
          <table:table-cell table:style-name="Table1.A1" office:value-type="string">
            <text:p text:style-name="P30"><text:span text:style-name="T17">0.014409</text:span></text:p>
          </table:table-cell>
          <table:table-cell table:style-name="Table1.A1" office:value-type="string">
            <text:p text:style-name="P41"><text:span text:style-name="T17">0,82</text:span></text:p>
          </table:table-cell>
          <table:table-cell table:style-name="Table1.A1" office:value-type="string">
            <text:p text:style-name="P43"><text:span text:style-name="T17">0,08</text:span></text:p>
          </table:table-cell>
        </table:table-row>
        <table:table-row table:style-name="Table1.1">
          <table:table-cell table:style-name="Table1.A1" office:value-type="string">
            <text:p text:style-name="P45"><text:span text:style-name="T17">12</text:span></text:p>
          </table:table-cell>
          <table:table-cell table:style-name="Table1.A1" office:value-type="string">
            <text:p text:style-name="P31"><text:span text:style-name="T17">0.016158 </text:span></text:p>
          </table:table-cell>
          <table:table-cell table:style-name="Table1.A1" office:value-type="string">
            <text:p text:style-name="P40"><text:span text:style-name="T17">0,89</text:span></text:p>
          </table:table-cell>
          <table:table-cell table:style-name="Table1.A1" office:value-type="string">
            <text:p text:style-name="P42"><text:span text:style-name="T17">0,07</text:span></text:p>
          </table:table-cell>
        </table:table-row>
        <table:table-row table:style-name="Table1.3">
          <table:table-cell table:style-name="Table1.A1" office:value-type="string">
            <text:p text:style-name="P44"><text:span text:style-name="T17">14</text:span></text:p>
          </table:table-cell>
          <table:table-cell table:style-name="Table1.A1" office:value-type="string">
            <text:p text:style-name="P30"><text:span text:style-name="T17">0.017338</text:span></text:p>
          </table:table-cell>
          <table:table-cell table:style-name="Table1.A1" office:value-type="string">
            <text:p text:style-name="P41"><text:span text:style-name="T17">0,93</text:span></text:p>
          </table:table-cell>
          <table:table-cell table:style-name="Table1.A1" office:value-type="string">
            <text:p text:style-name="P43"><text:span text:style-name="T17">0,06</text:span></text:p>
          </table:table-cell>
        </table:table-row>
        <table:table-row table:style-name="Table1.3">
          <table:table-cell table:style-name="Table1.A1" office:value-type="string">
            <text:p text:style-name="P44"><text:span text:style-name="T17">16</text:span></text:p>
          </table:table-cell>
          <table:table-cell table:style-name="Table1.A1" office:value-type="string">
            <text:p text:style-name="P30"><text:span text:style-name="T17">0.018034 </text:span></text:p>
          </table:table-cell>
          <table:table-cell table:style-name="Table1.A1" office:value-type="string">
            <text:p text:style-name="P41"><text:span text:style-name="T17">0,96</text:span></text:p>
          </table:table-cell>
          <table:table-cell table:style-name="Table1.A1" office:value-type="string">
            <text:p text:style-name="P43"><text:span text:style-name="T17">0,06</text:span></text:p>
          </table:table-cell>
        </table:table-row>
      </table:table>
      <text:p text:style-name="P37"/>
      <text:p text:style-name="P12">Вывод</text:p>
      <text:p text:style-name="P18"><text:span text:style-name="T14">В данной лабораторной работе я научился работать с потоками на ОС </text:span><text:span text:style-name="T16">UNIX</text:span><text:span text:style-name="T14">. Я понял, что разделение программы на более мелкие части является чаще всего более оптимальным вариантом, чем исполнение всего в одной большой программе, </text:span><text:span text:style-name="T15">но не всегда.</text:span><text:span text:style-name="T14"> Использование потоков позволяет ускорить работу даже в однопоточном режиме, так как во время простоя одного потока, другой может выполнять свою работу. В случае многопоточного варианта ускорение является намного более наглядным и очевидным.</text:span></text:p>
      <text:p text:style-name="P27">Но так же существуют случаи, когда оптимальнее будет не использовать потоки. Мы видим, что при увеличении количества потоков время постоянно увеличивается, это <text:soft-page-break/>может быть вызвано, тем что один из потоков работает существенно дольше, чем остальны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tandard_20__28_user_29_" style:display-name="Standard (user)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Standard">
      <style:paragraph-properties fo:line-height="0.2091in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4pt" fo:font-weight="bold" style:font-size-asian="14pt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5:59:38.817378592</meta:creation-date>
    <dc:date>2024-03-04T15:21:25.743527524</dc:date>
    <meta:editing-duration>PT15M11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6" meta:paragraph-count="185" meta:word-count="732" meta:character-count="5759" meta:non-whitespace-character-count="5203"/>
  </office:meta>
</office:document-meta>
</file>